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deDefinitionImpl.create( NodeDefinition defini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odeDefinitionImpl.getElemen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DefinitionImpl.getDefaultPrimary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DefinitionImpl.allowsSameNameSibl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DefinitionImpl.getRequiredPrimary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DefinitionImpl.NodeDefinitionImpl( NodeDefinition 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odeDefinitionImpl.toXml( Document docu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